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00cc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ffffff" draw:fill="solid" draw:fill-color="#99ff66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99ff66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00cccc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1.16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color="#00cc00" fo:font-size="10pt" style:font-size-asian="10pt" style:font-size-complex="10pt"/>
    </style:style>
    <style:style style:name="P6" style:family="paragraph">
      <style:text-properties fo:color="#ff3333"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cc00" fo:font-size="10pt" style:font-size-asian="10pt" style:font-size-complex="10pt"/>
    </style:style>
    <style:style style:name="T4" style:family="text">
      <style:text-properties fo:color="#ff3333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8" draw:id="id8" draw:layer="layout" svg:width="2.998cm" svg:height="0.912cm" svg:x="5.622cm" svg:y="2cm">
          <text:p text:style-name="P1"><text:span text:style-name="T1">Initialisation</text:span></text:p>
        </draw:rect>
        <draw:custom-shape draw:style-name="gr2" draw:text-style-name="P2" xml:id="id1" draw:id="id1" draw:layer="layout" svg:width="3.106cm" svg:height="1.824cm" svg:x="5.571cm" svg:y="4.166cm">
          <text:p text:style-name="P1"><text:span text:style-name="T1">Boucle infini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ellipse draw:style-name="gr3" draw:text-style-name="P2" xml:id="id2" draw:id="id2" draw:layer="layout" svg:width="3.165cm" svg:height="2.166cm" svg:x="5.608cm" svg:y="7.244cm">
          <text:p text:style-name="P1"><text:span text:style-name="T1">INIT</text:span></text:p>
        </draw:ellipse>
        <draw:ellipse draw:style-name="gr3" draw:text-style-name="P2" xml:id="id4" draw:id="id4" draw:layer="layout" svg:width="3.165cm" svg:height="2.166cm" svg:x="5.608cm" svg:y="9.866cm">
          <text:p text:style-name="P1"><text:span text:style-name="T1">GROUND</text:span></text:p>
        </draw:ellipse>
        <draw:ellipse draw:style-name="gr3" draw:text-style-name="P2" xml:id="id7" draw:id="id7" draw:layer="layout" svg:width="3.165cm" svg:height="2.166cm" svg:x="5.608cm" svg:y="12.716cm">
          <text:p text:style-name="P1"><text:span text:style-name="T1">FLYING</text:span></text:p>
        </draw:ellipse>
        <draw:ellipse draw:style-name="gr3" draw:text-style-name="P2" xml:id="id9" draw:id="id9" draw:layer="layout" svg:width="3.164cm" svg:height="2.166cm" svg:x="5.524cm" svg:y="17.652cm">
          <text:p text:style-name="P1"><text:span text:style-name="T1">WINDOW</text:span></text:p>
        </draw:ellipse>
        <draw:ellipse draw:style-name="gr3" draw:text-style-name="P2" xml:id="id17" draw:id="id17" draw:layer="layout" svg:width="3.165cm" svg:height="2.165cm" svg:x="5.707cm" svg:y="20.396cm">
          <text:p text:style-name="P1"><text:span text:style-name="T1">INHIBITED</text:span></text:p>
        </draw:ellipse>
        <draw:connector draw:style-name="gr4" draw:text-style-name="P1" draw:layer="layout" svg:x1="7.124cm" svg:y1="5.99cm" svg:x2="7.19cm" svg:y2="7.244cm" draw:start-shape="id1" draw:start-glue-point="6" draw:end-shape="id2" draw:end-glue-point="0" svg:d="M7124 5990v628h66v626">
          <text:p/>
        </draw:connector>
        <draw:custom-shape draw:style-name="gr2" draw:text-style-name="P2" xml:id="id3" draw:id="id3" draw:layer="layout" svg:width="4.043cm" svg:height="2.28cm" svg:x="0.4cm" svg:y="7.13cm">
          <text:p text:style-name="P1"><text:span text:style-name="T1">Ombilical branché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5.608cm" svg:y1="8.327cm" svg:x2="4.443cm" svg:y2="8.27cm" draw:start-shape="id2" draw:start-glue-point="3" draw:end-shape="id3" draw:end-glue-point="7" svg:d="M5608 8327h-582v-57h-583">
          <text:p/>
        </draw:connector>
        <draw:connector draw:style-name="gr5" draw:text-style-name="P1" draw:layer="layout" svg:x1="2.422cm" svg:y1="9.41cm" svg:x2="5.608cm" svg:y2="10.949cm" draw:start-shape="id3" draw:start-glue-point="6" draw:end-shape="id4" svg:d="M2422 9410v1539h3186">
          <text:p/>
        </draw:connector>
        <draw:connector draw:style-name="gr6" draw:text-style-name="P1" draw:layer="layout" svg:x1="2.422cm" svg:y1="9.41cm" svg:x2="5.524cm" svg:y2="24.517cm" draw:start-shape="id3" draw:start-glue-point="6" draw:end-shape="id5" draw:end-glue-point="3" svg:d="M2422 9410v15107h3102">
          <text:p/>
        </draw:connector>
        <draw:ellipse draw:style-name="gr3" draw:text-style-name="P2" xml:id="id5" draw:id="id5" draw:layer="layout" svg:width="3.842cm" svg:height="2.166cm" svg:x="5.524cm" svg:y="23.434cm">
          <text:p text:style-name="P1"><text:span text:style-name="T1">GROUND_CONFIG</text:span></text:p>
        </draw:ellipse>
        <draw:custom-shape draw:style-name="gr2" draw:text-style-name="P2" xml:id="id6" draw:id="id6" draw:layer="layout" svg:width="4.046cm" svg:height="2.28cm" svg:x="10.056cm" svg:y="9.524cm">
          <text:p text:style-name="P1"><text:span text:style-name="T1">Ombilical débranché ?</text:span></text:p>
          <text:p text:style-name="P1"><text:span text:style-name="T1">Séparation ok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8.773cm" svg:y1="10.949cm" svg:x2="10.056cm" svg:y2="10.664cm" draw:start-shape="id4" draw:start-glue-point="1" draw:end-shape="id6" draw:end-glue-point="5" svg:d="M8773 10949h606v-285h677">
          <text:p/>
        </draw:connector>
        <draw:connector draw:style-name="gr7" draw:text-style-name="P1" draw:layer="layout" draw:line-skew="-2.883cm -0.507cm" svg:x1="12.079cm" svg:y1="11.804cm" svg:x2="5.608cm" svg:y2="13.799cm" draw:start-shape="id6" draw:start-glue-point="6" draw:end-shape="id7" draw:end-glue-point="3" svg:d="M12079 11804v696h-7479v1299h1008">
          <text:p/>
        </draw:connector>
        <draw:custom-shape draw:style-name="gr2" draw:text-style-name="P3" xml:id="id16" draw:id="id16" draw:layer="layout" svg:width="3.747cm" svg:height="2.509cm" svg:x="16.362cm" svg:y="14.461cm">
          <text:p text:style-name="P1"><text:span text:style-name="T2">On vérifie si la séparation</text:span></text:p>
          <text:p text:style-name="P1"><text:span text:style-name="T2">A été faite</text:span></text:p>
          <text:p text:style-name="P1"><text:span text:style-name="T2">Et si le temps de vol est</text:span></text:p>
          <text:p text:style-name="P1"><text:span text:style-name="T2">correc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7.121cm" svg:y1="2.912cm" svg:x2="7.124cm" svg:y2="4.166cm" draw:start-shape="id8" draw:start-glue-point="2" draw:end-shape="id1" draw:end-glue-point="4" svg:d="M7121 2912v627h3v627">
          <text:p/>
        </draw:connector>
        <draw:connector draw:style-name="gr4" draw:text-style-name="P1" draw:layer="layout" svg:x1="8.688cm" svg:y1="18.735cm" svg:x2="10.253cm" svg:y2="18.734cm" draw:start-shape="id9" draw:start-glue-point="1" draw:end-shape="id10" draw:end-glue-point="3" svg:d="M8688 18735h783v-1h782">
          <text:p/>
        </draw:connector>
        <draw:rect draw:style-name="gr8" draw:text-style-name="P2" xml:id="id18" draw:id="id18" draw:layer="layout" svg:width="4.581cm" svg:height="1.369cm" svg:x="11.486cm" svg:y="20.37cm">
          <text:p text:style-name="P1"><text:span text:style-name="T1">Mise à jour des données</text:span></text:p>
          <text:p text:style-name="P1"><text:span text:style-name="T1">De trajectoire</text:span></text:p>
        </draw:rect>
        <draw:rect draw:style-name="gr8" draw:text-style-name="P2" xml:id="id11" draw:id="id11" draw:layer="layout" svg:width="5.662cm" svg:height="1.369cm" svg:x="12.375cm" svg:y="23.832cm">
          <text:p text:style-name="P1"><text:span text:style-name="T1">Mise a jour des données</text:span></text:p>
        </draw:rect>
        <draw:connector draw:style-name="gr4" draw:text-style-name="P1" draw:layer="layout" svg:x1="9.366cm" svg:y1="24.517cm" svg:x2="12.375cm" svg:y2="24.516cm" draw:start-shape="id5" draw:start-glue-point="1" draw:end-shape="id11" svg:d="M9366 24517h1505v-1h1504">
          <text:p/>
        </draw:connector>
        <draw:rect draw:style-name="gr8" draw:text-style-name="P2" xml:id="id12" draw:id="id12" draw:layer="layout" svg:width="5.222cm" svg:height="1.368cm" svg:x="9.958cm" svg:y="7.583cm">
          <text:p text:style-name="P1"><text:span text:style-name="T1">Configuration de la Xsens</text:span></text:p>
        </draw:rect>
        <draw:connector draw:style-name="gr4" draw:text-style-name="P1" draw:layer="layout" svg:x1="8.773cm" svg:y1="8.327cm" svg:x2="9.958cm" svg:y2="8.267cm" draw:start-shape="id2" draw:start-glue-point="1" draw:end-shape="id12" draw:end-glue-point="3" svg:d="M8773 8327h593v-60h592">
          <text:p/>
        </draw:connector>
        <draw:rect draw:style-name="gr8" draw:text-style-name="P2" xml:id="id13" draw:id="id13" draw:layer="layout" svg:width="5.222cm" svg:height="1.369cm" svg:x="15.18cm" svg:y="9.975cm">
          <text:p text:style-name="P1"><text:span text:style-name="T1">Mise a jour des données</text:span></text:p>
          <text:p text:style-name="P1"><text:span text:style-name="T1">De la Xsens</text:span></text:p>
        </draw:rect>
        <draw:connector draw:style-name="gr4" draw:text-style-name="P1" draw:layer="layout" svg:x1="14.102cm" svg:y1="10.664cm" svg:x2="15.18cm" svg:y2="10.659cm" draw:start-shape="id6" draw:start-glue-point="7" draw:end-shape="id13" draw:end-glue-point="3" svg:d="M14102 10664h563v-5h515">
          <text:p/>
        </draw:connector>
        <draw:rect draw:style-name="gr8" draw:text-style-name="P2" xml:id="id14" draw:id="id14" draw:layer="layout" svg:width="5.321cm" svg:height="1.369cm" svg:x="9.366cm" svg:y="13.066cm">
          <text:p text:style-name="P1"><text:span text:style-name="T1">Mise à jour de l'attitude de la</text:span></text:p>
          <text:p text:style-name="P1"><text:span text:style-name="T1">fusée et des données</text:span></text:p>
        </draw:rect>
        <draw:connector draw:style-name="gr4" draw:text-style-name="P1" draw:layer="layout" svg:x1="8.773cm" svg:y1="13.799cm" svg:x2="9.366cm" svg:y2="13.75cm" draw:start-shape="id7" draw:start-glue-point="1" draw:end-shape="id14" draw:end-glue-point="3" svg:d="M8773 13799h293v-49h300">
          <text:p/>
        </draw:connector>
        <draw:rect draw:style-name="gr8" draw:text-style-name="P2" xml:id="id10" draw:id="id10" draw:layer="layout" svg:width="7.292cm" svg:height="1.369cm" svg:x="10.253cm" svg:y="18.05cm">
          <text:p text:style-name="P1"><text:span text:style-name="T1">Envoie du signal de mise </text:span></text:p>
          <text:p text:style-name="P1"><text:span text:style-name="T1">à feu tant que l'attitude est correcte</text:span></text:p>
          <text:p text:style-name="P1"><text:span text:style-name="T1">Mise à jour des données</text:span></text:p>
        </draw:rect>
        <draw:custom-shape draw:style-name="gr2" draw:text-style-name="P3" xml:id="id15" draw:id="id15" draw:layer="layout" svg:width="3.747cm" svg:height="2.508cm" svg:x="16.359cm" svg:y="11.455cm">
          <text:p text:style-name="P1"><text:span text:style-name="T2">On vérifie si l'attitude</text:span></text:p>
          <text:p text:style-name="P1"><text:span text:style-name="T2">De la fusée est correc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4.687cm" svg:y1="13.75cm" svg:x2="16.359cm" svg:y2="12.709cm" draw:start-shape="id14" draw:start-glue-point="1" draw:end-shape="id15" svg:d="M14687 13750h836v-1041h836">
          <text:p/>
        </draw:connector>
        <draw:connector draw:style-name="gr5" draw:text-style-name="P1" draw:layer="layout" svg:x1="18.233cm" svg:y1="13.963cm" svg:x2="18.236cm" svg:y2="14.461cm" draw:start-shape="id15" draw:start-glue-point="6" draw:end-shape="id16" draw:end-glue-point="4" svg:d="M18233 13963v249h3v249">
          <text:p/>
        </draw:connector>
        <draw:connector draw:style-name="gr5" draw:text-style-name="P1" draw:layer="layout" draw:line-skew="-2.719cm" svg:x1="18.236cm" svg:y1="16.97cm" svg:x2="5.524cm" svg:y2="18.735cm" draw:start-shape="id16" draw:start-glue-point="6" draw:end-shape="id9" draw:end-glue-point="3" svg:d="M18236 16970v630h-13213v1135h501">
          <text:p/>
        </draw:connector>
        <draw:connector draw:style-name="gr4" draw:text-style-name="P1" draw:layer="layout" svg:x1="8.872cm" svg:y1="21.478cm" svg:x2="11.486cm" svg:y2="21.054cm" draw:start-shape="id17" draw:start-glue-point="1" draw:end-shape="id18" svg:d="M8872 21478h1307v-424h1307">
          <text:p/>
        </draw:connector>
        <draw:connector draw:style-name="gr6" draw:text-style-name="P1" draw:layer="layout" draw:line-skew="0cm 0cm -1.506cm" svg:x1="20.106cm" svg:y1="12.709cm" svg:x2="5.707cm" svg:y2="21.478cm" draw:start-shape="id15" draw:start-glue-point="7" draw:end-shape="id17" draw:end-glue-point="3" svg:d="M20106 12709h501v4471h-16907v4298h2007">
          <text:p/>
        </draw:connector>
        <draw:connector draw:style-name="gr4" draw:text-style-name="P1" draw:layer="layout" draw:line-skew="0cm 2.451cm" svg:x1="17.545cm" svg:y1="18.734cm" svg:x2="5.707cm" svg:y2="21.478cm" draw:start-shape="id10" draw:start-glue-point="1" draw:end-shape="id17" draw:end-glue-point="3" svg:d="M17545 18734h501v1266h-12840v1478h501">
          <text:p/>
        </draw:connector>
        <draw:connector draw:style-name="gr6" draw:text-style-name="P1" draw:layer="layout" draw:line-skew="-4.001cm -1.506cm" svg:x1="12.079cm" svg:y1="11.804cm" svg:x2="5.707cm" svg:y2="21.478cm" draw:start-shape="id6" draw:start-glue-point="6" draw:end-shape="id17" draw:end-glue-point="3" svg:d="M12079 11804v296h-8379v9378h2007">
          <text:p/>
        </draw:connector>
        <draw:frame draw:style-name="gr9" draw:text-style-name="P4" draw:layer="layout" svg:width="2.8cm" svg:height="1.029cm" svg:x="13cm" svg:y="9cm">
          <draw:text-box>
            <text:p text:style-name="P4"><text:span text:style-name="T2">Branché et séparation ok</text:span></text:p>
          </draw:text-box>
        </draw:frame>
        <draw:frame draw:style-name="gr9" draw:text-style-name="P5" draw:layer="layout" svg:width="2.8cm" svg:height="1.029cm" svg:x="12.1cm" svg:y="11.8cm">
          <draw:text-box>
            <text:p text:style-name="P5"><text:span text:style-name="T3">débranché et séparation ok</text:span></text:p>
          </draw:text-box>
        </draw:frame>
        <draw:frame draw:style-name="gr10" draw:text-style-name="P6" draw:layer="layout" svg:width="3.4cm" svg:height="1.418cm" svg:x="8.5cm" svg:y="11.2cm">
          <draw:text-box>
            <text:p text:style-name="P6"><text:span text:style-name="T4">débranché et séparation pas o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3-30T18:01:42.17</meta:creation-date>
    <dc:date>2020-04-07T13:50:51.63</dc:date>
    <meta:editing-duration>PT2H14S</meta:editing-duration>
    <meta:editing-cycles>7</meta:editing-cycles>
    <meta:generator>OpenOffice/4.1.5$Win32 OpenOffice.org_project/415m1$Build-9789</meta:generator>
    <meta:document-statistic meta:object-count="40"/>
  </office:meta>
</office:document-meta>
</file>